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f9fdf" officeooo:paragraph-rsid="001f211f"/>
    </style:style>
    <style:style style:name="P2" style:family="paragraph" style:parent-style-name="Standard">
      <style:text-properties officeooo:paragraph-rsid="001f211f"/>
    </style:style>
    <style:style style:name="P3" style:family="paragraph" style:parent-style-name="Standard">
      <style:text-properties officeooo:paragraph-rsid="001f211f"/>
    </style:style>
    <style:style style:name="P4" style:family="paragraph" style:parent-style-name="Standard">
      <style:text-properties officeooo:rsid="004121f5" officeooo:paragraph-rsid="004121f5"/>
    </style:style>
    <style:style style:name="P5" style:family="paragraph" style:parent-style-name="Standard">
      <style:text-properties officeooo:rsid="0045b060" officeooo:paragraph-rsid="0045b060"/>
    </style:style>
    <style:style style:name="P6" style:family="paragraph" style:parent-style-name="Standard">
      <style:paragraph-properties fo:break-before="page"/>
      <style:text-properties officeooo:rsid="00447e8e" officeooo:paragraph-rsid="00447e8e"/>
    </style:style>
    <style:style style:name="T1" style:family="text">
      <style:text-properties officeooo:rsid="00323d74"/>
    </style:style>
    <style:style style:name="T2" style:family="text">
      <style:text-properties officeooo:rsid="001efb87"/>
    </style:style>
    <style:style style:name="T3" style:family="text">
      <style:text-properties officeooo:rsid="00200b70"/>
    </style:style>
    <style:style style:name="T4" style:family="text">
      <style:text-properties officeooo:rsid="002a3717"/>
    </style:style>
    <style:style style:name="T5" style:family="text">
      <style:text-properties officeooo:rsid="002197f1"/>
    </style:style>
    <style:style style:name="T6" style:family="text">
      <style:text-properties officeooo:rsid="002199d0"/>
    </style:style>
    <style:style style:name="T7" style:family="text">
      <style:text-properties officeooo:rsid="002eebd9"/>
    </style:style>
    <style:style style:name="T8" style:family="text">
      <style:text-properties fo:language="ru" fo:country="RU" officeooo:rsid="00107b26"/>
    </style:style>
    <style:style style:name="T9" style:family="text">
      <style:text-properties officeooo:rsid="00107b26"/>
    </style:style>
    <style:style style:name="T10" style:family="text">
      <style:text-properties officeooo:rsid="00181ec5"/>
    </style:style>
    <style:style style:name="T11" style:family="text">
      <style:text-properties officeooo:rsid="00120335"/>
    </style:style>
    <style:style style:name="T12" style:family="text">
      <style:text-properties officeooo:rsid="00157718"/>
    </style:style>
    <style:style style:name="T13" style:family="text">
      <style:text-properties officeooo:rsid="001243fa"/>
    </style:style>
    <style:style style:name="T14" style:family="text">
      <style:text-properties officeooo:rsid="00125c99"/>
    </style:style>
    <style:style style:name="T15" style:family="text">
      <style:text-properties officeooo:rsid="00140a8b"/>
    </style:style>
    <style:style style:name="T16" style:family="text">
      <style:text-properties officeooo:rsid="00167918"/>
    </style:style>
    <style:style style:name="T17" style:family="text">
      <style:text-properties officeooo:rsid="00191ab6"/>
    </style:style>
    <style:style style:name="T18" style:family="text">
      <style:text-properties officeooo:rsid="00197c8f"/>
    </style:style>
    <style:style style:name="T19" style:family="text">
      <style:text-properties officeooo:rsid="001b4e88"/>
    </style:style>
    <style:style style:name="T20" style:family="text">
      <style:text-properties officeooo:rsid="00276a24"/>
    </style:style>
    <style:style style:name="T21" style:family="text">
      <style:text-properties officeooo:rsid="00222e91"/>
    </style:style>
    <style:style style:name="T22" style:family="text">
      <style:text-properties officeooo:rsid="00241bf1"/>
    </style:style>
    <style:style style:name="T23" style:family="text">
      <style:text-properties officeooo:rsid="0024361b"/>
    </style:style>
    <style:style style:name="T24" style:family="text">
      <style:text-properties officeooo:rsid="00255055"/>
    </style:style>
    <style:style style:name="T25" style:family="text">
      <style:text-properties officeooo:rsid="002f9fdf"/>
    </style:style>
    <style:style style:name="T26" style:family="text">
      <style:text-properties officeooo:rsid="001f211f"/>
    </style:style>
    <style:style style:name="T27" style:family="text">
      <style:text-properties officeooo:rsid="001fb411"/>
    </style:style>
    <style:style style:name="T28" style:family="text">
      <style:text-properties officeooo:rsid="00215775"/>
    </style:style>
    <style:style style:name="T29" style:family="text">
      <style:text-properties officeooo:rsid="00235dbf"/>
    </style:style>
    <style:style style:name="T30" style:family="text">
      <style:text-properties officeooo:rsid="0027b335"/>
    </style:style>
    <style:style style:name="T31" style:family="text">
      <style:text-properties officeooo:rsid="002aeaf0"/>
    </style:style>
    <style:style style:name="T32" style:family="text">
      <style:text-properties officeooo:rsid="002c59be"/>
    </style:style>
    <style:style style:name="T33" style:family="text">
      <style:text-properties officeooo:rsid="002c6afc"/>
    </style:style>
    <style:style style:name="T34" style:family="text">
      <style:text-properties officeooo:rsid="002de0d8"/>
    </style:style>
    <style:style style:name="T35" style:family="text">
      <style:text-properties officeooo:rsid="002f44c9"/>
    </style:style>
    <style:style style:name="T36" style:family="text">
      <style:text-properties officeooo:rsid="0030208a"/>
    </style:style>
    <style:style style:name="T37" style:family="text">
      <style:text-properties officeooo:rsid="003209cc"/>
    </style:style>
    <style:style style:name="T38" style:family="text">
      <style:text-properties officeooo:rsid="00368ea5"/>
    </style:style>
    <style:style style:name="T39" style:family="text">
      <style:text-properties officeooo:rsid="0036c084"/>
    </style:style>
    <style:style style:name="T40" style:family="text">
      <style:text-properties officeooo:rsid="0036e377"/>
    </style:style>
    <style:style style:name="T41" style:family="text">
      <style:text-properties officeooo:rsid="0036f9a4"/>
    </style:style>
    <style:style style:name="T42" style:family="text">
      <style:text-properties officeooo:rsid="0037081c"/>
    </style:style>
    <style:style style:name="T43" style:family="text">
      <style:text-properties officeooo:rsid="003763cf"/>
    </style:style>
    <style:style style:name="T44" style:family="text">
      <style:text-properties officeooo:rsid="0037fd25"/>
    </style:style>
    <style:style style:name="T45" style:family="text">
      <style:text-properties officeooo:rsid="003b0cfa"/>
    </style:style>
    <style:style style:name="T46" style:family="text">
      <style:text-properties officeooo:rsid="003da9bb"/>
    </style:style>
    <style:style style:name="T47" style:family="text">
      <style:text-properties officeooo:rsid="003f0fe8"/>
    </style:style>
    <style:style style:name="T48" style:family="text">
      <style:text-properties officeooo:rsid="003fbf05"/>
    </style:style>
    <style:style style:name="T49" style:family="text">
      <style:text-properties officeooo:rsid="004303fc"/>
    </style:style>
    <style:style style:name="T50" style:family="text">
      <style:text-properties officeooo:rsid="0045b0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8">Решил</text:span><text:span text:style-name="T9"> </text:span><text:span text:style-name="T8">тут</text:span><text:span text:style-name="T9"> я кинуть параллельную спектрумовскую шину в USB. Ну и что люди обычно делают если нужно подогнать крутую тачку, а </text:span><text:span text:style-name="T36">хотелось бы побыстрее?</text:span><text:span text:style-name="T9"> Естественно на помощь приходит коммэээрция, крупные фирмы давно уже прописали весь рутинный код за нас. Вот мне например нравится геликс, вернее helix </text:span><text:span text:style-name="T36">fixed point</text:span><text:span text:style-name="T9"> </text:span><text:span text:style-name="T10">mp3 decoder</text:span><text:span text:style-name="T9">, ну </text:span><text:span text:style-name="T39">15</text:span><text:span text:style-name="T40">0</text:span><text:span text:style-name="T39"> рублевый </text:span><text:span text:style-name="T9">плеер</text:span><text:span text:style-name="T39">ок</text:span><text:span text:style-name="T9"> не в этом видео. Вот например можно стянуть готовые проекты с USB у компании ST. </text:span><text:span text:style-name="T11">А еще есть какие то психи что USB </text:span><text:span text:style-name="T37">поверх однокилоб</text:span><text:span text:style-name="T38">ай</text:span><text:span text:style-name="T37">тной</text:span><text:span text:style-name="T11"> attiny подняли, ну я думаю что меня смотрит грамотная аудитори</text:span><text:span text:style-name="T12">я</text:span><text:span text:style-name="T11">, понимающая что такое программная реализация. Вот в случае с USB явн</text:span><text:span text:style-name="T13">о</text:span><text:span text:style-name="T11"> не хватает всего этого, </text:span><text:span text:style-name="T14">видите сколько </text:span><text:span text:style-name="T15">элементов</text:span><text:span text:style-name="T14">, </text:span><text:span text:style-name="T13">по моему скромному мнени</text:span><text:span text:style-name="T12">ю</text:span><text:span text:style-name="T13"> </text:span><text:span text:style-name="T16">они здесь</text:span><text:span text:style-name="T13"> явно не лишн</text:span><text:span text:style-name="T16">и</text:span><text:span text:style-name="T13">е </text:span><text:span text:style-name="T28">(</text:span><text:span text:style-name="T16">usb_electrical.png) </text:span><text:span text:style-name="T31">вместе с </text:span><text:span text:style-name="T33">каким нибудь </text:span><text:span text:style-name="T31">UTMI </text:span><text:span text:style-name="T32">например</text:span><text:span text:style-name="T11">.</text:span><text:span text:style-name="T17"> </text:span><text:span text:style-name="T18">И с готовым вариантом от ST тоже не все так гладко </text:span><text:span text:style-name="T38">(USB </text:span><text:span text:style-name="T39">FS V 4.0</text:span><text:span text:style-name="T38"> Virtual_COM_Port Demo</text:span><text:span text:style-name="T39">).</text:span><text:span text:style-name="T18"> Когда я предложил своему другу воспользоваться </text:span><text:span text:style-name="T39">устройст</text:span><text:span text:style-name="T18">вом, </text:span><text:span text:style-name="T39">работающим поверх него,</text:span><text:span text:style-name="T18"> оно повисло спустя сутки. И тут уже неизвестно, сломалась ли </text:span><text:span text:style-name="T19">его</text:span><text:span text:style-name="T18"> WinXP, гениальный софт работавший поверх нее, или все же само устройство. В общем это решение теперь под сомнением, и лучши</text:span><text:span text:style-name="T19">м</text:span><text:span text:style-name="T18"> способом увеличить стабильность </text:span><text:span text:style-name="T19">является</text:span><text:span text:style-name="T18"> написание еще одного такого же </text:span><text:span text:style-name="T20">рядом</text:span><text:span text:style-name="T18">. Обратимся к первоисточнику, в случае с USB все </text:span><text:span text:style-name="T27">гораздо проще чем я думал,</text:span><text:span text:style-name="T18"> есть официальная PDFка с обложкой нейтрально белого цвета (а ни какая не оранжевая книга, как в случае со стандартом на компакт диски, </text:span><text:span text:style-name="T44">и не небесно голубая какая нибудь)</text:span><text:span text:style-name="T18">. </text:span><text:span text:style-name="T19">И её можно просто скачать не </text:span><text:span text:style-name="T41">платя даже символических взносов</text:span><text:span text:style-name="T19">, как это иногда бывает. </text:span><text:span text:style-name="T41">А дела со стандартной реализацией обстоят </text:span><text:span text:style-name="T42">так же,</text:span><text:span text:style-name="T41"> стандартно</text:span><text:span text:style-name="T2">, </text:span><text:span text:style-name="T39">дескриптор</text:span><text:span text:style-name="T41">ы</text:span><text:span text:style-name="T39">, ендпоинты, </text:span><text:span text:style-name="T41">реквесты</text:span><text:span text:style-name="T2">. </text:span><text:span text:style-name="T21">Вообще в программировании </text:span><text:span text:style-name="T22">наверное самый часто используемый термин это уровень абстракции. Так вот, </text:span><text:span text:style-name="T23">USB имеет таких аж четыре, </text:span><text:span text:style-name="T35">почти как </text:span><text:span text:style-name="T47">в </text:span><text:span text:style-name="T35">OSI</text:span><text:span text:style-name="T22">. </text:span><text:span text:style-name="T23">И именно такая сложная модель и дает возможность</text:span><text:span text:style-name="T22"> подключить в хаб еще один хаб, а в него уже мышкоклавиатуру и клавиатуру с мышкой. И </text:span><text:span text:style-name="T23">после </text:span><text:span text:style-name="T22">компьютер как ни в чем не бывало распознает их как четыре разных устройства. </text:span><text:span text:style-name="T23">При чем без разницы, какая операционка стоит на этом компьютере, </text:span><text:span text:style-name="T34">и компьютер ли это вообще,</text:span><text:span text:style-name="T23"> </text:span><text:span text:style-name="T43">остается надеется что</text:span><text:span text:style-name="T23"> программисты </text:span><text:span text:style-name="T34">по ту сторону </text:span><text:span text:style-name="T40">порта</text:span><text:span text:style-name="T23"> </text:span><text:span text:style-name="T24">читали ровно ту же PDF что и </text:span><text:span text:style-name="T43">я</text:span><text:span text:style-name="T23">. </text:span><text:span text:style-name="T29">В этом и есть сила стандартов.</text:span><text:span text:style-name="T23"> При этом сам USB </text:span><text:span text:style-name="T24">является</text:span><text:span text:style-name="T23"> еще одн</text:span><text:span text:style-name="T24">ой</text:span><text:span text:style-name="T23"> абстракци</text:span><text:span text:style-name="T24">ей</text:span><text:span text:style-name="T23">, </text:span><text:span text:style-name="T24">реализовав которую, </text:span><text:span text:style-name="T43">про нее уже можно и забыть</text:span><text:span text:style-name="T24">. И получается что вся суть видео вот в этой функции, я думаю она выглядит </text:span><text:span text:style-name="T30">идеально</text:span><text:span text:style-name="T24">.<text:line-break/></text:span><text:span text:style-name="T25">I</text:span><text:span text:style-name="T26">rq</text:span><text:span text:style-name="T25">Handler() {</text:span></text:p>
      <text:p text:style-name="P1">fillDescr(portPoll());</text:p>
      <text:p text:style-name="P1">}</text:p>
      <text:p text:style-name="P2"><text:span text:style-name="T1">Оно и не удивительно, ведь зачастую такие задачи могут решаться и просто логикой, </text:span><text:span text:style-name="T46">например </text:span><text:span text:style-name="T35">тот же openOCD JTAG, который любили запускать через микро</text:span><text:span text:style-name="T45">cхему</text:span><text:span text:style-name="T34"> FTDI</text:span><text:span text:style-name="T1">. </text:span><text:span text:style-name="T39">Вот так выглядит плата, не </text:span><text:span text:style-name="T48">очень то и</text:span><text:span text:style-name="T39"> компактно, но для способа изготовления на коленке это предел.</text:span><text:span text:style-name="T1"> </text:span><text:span text:style-name="T2">Дын дын ды</text:span><text:span text:style-name="T3">н, карбофосику чуть чуть на контактик втягивающего,</text:span><text:span text:style-name="T2"> дын </text:span><text:span text:style-name="T3">дын,</text:span><text:span text:style-name="T2"> broken tips, shining pins, семера завелась, </text:span><text:span text:style-name="T4">Игорь,</text:span><text:span text:style-name="T2"> </text:span><text:span text:style-name="T5">хватит пить </text:span><text:span text:style-name="T6">росинку</text:span><text:span text:style-name="T5">,</text:span><text:span text:style-name="T2"> </text:span><text:span text:style-name="T5">пора сделать крюк в 100 км</text:span><text:span text:style-name="T2">. </text:span><text:span text:style-name="T7">Запускаем NFS под линуксом, вино на экране, отвертка в кармане.</text:span><text:span text:style-name="T2"> </text:span><text:span text:style-name="T4">Что? Вы назвали меня диванным экспертом? </text:span><text:span text:style-name="T41">Тогда поищем лаурель, рулить теперь удобнее и меня это радует.<text:line-break/><text:line-break/><text:line-break/><text:line-break/><text:line-break/></text:span></text:p>
      <text:p text:style-name="P6">Введение</text:p>
      <text:p text:style-name="P4">Устали от политики как формы искусства? Вам надоело посещать вебинары про 10 шагов к подготовке презентации, привлекающей инвестиции? Вы не хотите знать почем проездной до сколково и кто такой чубайс и чемезов? Тогда вам поможет <text:span text:style-name="T49">опенсурс</text:span>. Все что нужно для использования линукса это так называемая открытость к инновациям. Как пел когда то цой, мне нужна открытая дверь. То есть <text:span text:style-name="T50">всего лишь</text:span> нужно не морщиться и не пугаться при виде страниц со ссылкой скачать и надписями вроде linux, gpl, apache, <text:span text:style-name="T49">community, team. И в то время как обычных людей уничтожает холодная неискренность стальной государственной машины, пользователи линукса просто могут не обращать внимания ни на какую систему вовсе. </text:span></text:p>
      <text:p text:style-name="P4"/>
      <text:p text:style-name="P5">Вот тут решил собрать свое собственное USB HID устройство. Ну вы знаете мышки там, клавиатуры, геймпады. Внутри они однотипные,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2T23:17:53.633826857</meta:creation-date>
    <dc:date>2021-07-26T19:25:22.672081089</dc:date>
    <meta:editing-duration>PT4H18M58S</meta:editing-duration>
    <meta:editing-cycles>32</meta:editing-cycles>
    <meta:generator>LibreOffice/7.1.3.2$Linux_X86_64 LibreOffice_project/10$Build-2</meta:generator>
    <meta:document-statistic meta:table-count="0" meta:image-count="0" meta:object-count="0" meta:page-count="2" meta:paragraph-count="7" meta:word-count="610" meta:character-count="3868" meta:non-whitespace-character-count="3258"/>
  </office:meta>
</office:document-meta>
</file>